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 style:list-style-name="L1">
      <style:text-properties fo:language="ru" fo:country="RU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некое время суток, когда без спроса приходит мысль: "Развлечь бы как-то мозги! А почему бы не написать свою игру?" Естественно, нужно продумать ключевые идеи (возможно, позаимствовать их у кого-то), разработать концепцию, придумать мир, если у Вас всё серьёзно. И после набросков сесть писать. В этом моменте возникает сразу масса вопросов. Первые из них:</text:p>
      <text:list xml:id="list8709655809793643674" text:style-name="L1">
        <text:list-item>
          <text:p text:style-name="P6">Брать сторонний движок или писать самому.</text:p>
        </text:list-item>
        <text:list-item>
          <text:p text:style-name="P6">Какую архитектуру лучше использовать (ООП, подключать компоненты).</text:p>
        </text:list-item>
        <text:list-item>
          <text:p text:style-name="P6">Где брать графику.</text:p>
        </text:list-item>
        <text:list-item>
          <text:p text:style-name="P6">Где звуки записать.</text:p>
        </text:list-item>
        <text:list-item>
          <text:p text:style-name="P6">…</text:p>
        </text:list-item>
      </text:list>
      <text:p text:style-name="P1">В современном мире, где царят поисковые системы вроде <text:span text:style-name="T1">Google </text:span>или Яндекс, сложно не обратиться к ним за ответами. Но ответов подозрительно много, и все ответы хвалят один из движков — кто <text:span text:style-name="T1">Unity, </text:span>кто <text:span text:style-name="T1">Unreal Engine, </text:span>кто-то свой пишет и его нахваливает; архитектур тоже предлагается разнообразное множество (ПРИМЕРЫ). И как тут разобраться со всем этим, когда уже хочется в свою — родную! - игрушку поганять с друьями?</text:p>
      <text:p text:style-name="P1">Где брать графику или звуки каждый решает сам — нанять фрилансера и попросить его записать или друг занимается рисованием/музыкой и поможет. А вот с программированием придётся потеть самому.</text:p>
      <text:p text:style-name="P1"/>
      <text:p text:style-name="P1">Если Вы решились творить, используя сторонний движок, то вкратце опишу свои ощущения от использования того или иного зверя. Стоит понимать, что есть игровые движки, а есть узконаправленные (графика, звук, сетевые манипуляции и т. д.). В чём разница? В том, что в игровом движке есть и графика, и звук, и сетевые манипуляции, а в узконаправленных только что-то одно. Соответственно, всё остальное придётся писать самому, либо брать ещё одну стороннюю разработку. Плохо ли это? И да, и нет. Вы научитесь дружить между собой разных зверей в одной комнате, наделаете массу костылей и велосипедов и потратите кучу нервов. </text:p>
      <text:p text:style-name="P1"/>
      <text:p text:style-name="P1"/>
      <text:p text:style-name="P5">Unity</text:p>
      <text:p text:style-name="P1">Одним из самых дружелюбных <text:span text:style-name="T3">игровых </text:span>движков с низким порогом вхождения на сегодняшний день является <text:span text:style-name="T1">Unity. </text:span>Он позволяет чуть ли не с ходу писать свои игрушки и собирать их на разные платформы. Более того, он распространяется на свободной основе! Его главная особенность — удобный интерфейс, редактор и проигрыватель сцены находятся в одном и том же окне, и не нужно переключаться. Поддерживает <text:span text:style-name="T1">C#, Javascript </text:span>и <text:span text:style-name="T1">Boo, </text:span>которые являются лёгкими в освоении. Также имеет замечательный сайт с огромным количеством уроков и подробных описаний что, куда и откуда; и общество достаточно большое и продуктивное — множество ассетов, туториалов и статей. Есть ли минусы у этого чуда? В своей практике не находил. Есть вопросы с производительностью, но это касается больших (правда, очень больших) проектов. Самый крупный проект, который написан использует <text:span text:style-name="T1">Unity </text:span>и который я нашёл — <text:span text:style-name="T1">Prime World (</text:span>но там хитрости с передачей в С++ контекста отрисовки и, судя по дневникам разработчиков основную логику писали именно на С++ - <text:span text:style-name="T2">PROOF</text:span>).</text:p>
      <text:p text:style-name="P1"/>
      <text:p text:style-name="P5">Unreal engine</text:p>
      <text:p text:style-name="P2">ОПИСАНИЕ</text:p>
      <text:p text:style-name="P2">Пользовался мало, так как он показался слишком монструозным для небольших игр. И порог вхождения в него достаточно высокий.</text:p>
      <text:p text:style-name="P2"/>
      <text:p text:style-name="P5">OGRE</text:p>
      <text:p text:style-name="P2">Это уже не игровой движок, а для отрисовки — описание!</text:p>
      <text:p text:style-name="P5">CEGUI</text:p>
      <text:p text:style-name="P5">PhysX</text:p>
      <text:p text:style-name="P5">Boost</text:p>
      <text:p text:style-name="P4">полезный, но очень большой; будете ли вы его использовать полностью? Может не надо?</text:p>
      <text:p text:style-name="P3"/>
      <text:p text:style-name="P2">Всем людям, которые любят вызовы и не прочь потратить уйму времени на разбор полётов, и, не смотря на обилие прекрасных стартовых площадок для разработки практически любой игры, решаются на написание своего движка говорю — простите, пишу, — добро пожаловать! В своём уголке шута расскажу свой опыт детских грабель и подводных валунов, тернистый путь к более или менее готовому продукту и что делать, создавая новый проект.</text:p>
      <text:p text:style-name="P2"><text:soft-page-break/>В движке использовано максимально мало стороннего ПО — только своё, только хардкор! Конечно, есть и слабинки в виде <text:span text:style-name="T1">Asimp, Soil (</text:span>под вопросом), <text:span text:style-name="T1">tinyxml </text:span>и <text:span text:style-name="T1">opengl. </text:span>Для юнит-тестов тоже не стал придумывать велосипед (ещё предстоит придумать на прогоночное тестирование реальной игры) и использую <text:span text:style-name="T1">gTest </text:span>и <text:span text:style-name="T1">gMock. </text:span>Код, как Вы — уважаемый читатель — понимаете написан на С++. Почему С++? <text:span text:style-name="T4">ОПИСАНИЕ</text:span>!</text:p>
      <text:p text:style-name="P2"/>
      <text:p text:style-name="P2">Ссылка на репозитории</text:p>
      <text:p text:style-name="P2">Ссылка на <text:span text:style-name="T1">General no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2M26S</meta:editing-duration>
    <meta:editing-cycles>17</meta:editing-cycles>
    <meta:generator>OpenOffice/4.1.1$Win32 OpenOffice.org_project/411m6$Build-9775</meta:generator>
    <dc:date>2016-03-30T00:49:47.85</dc:date>
    <meta:document-statistic meta:table-count="0" meta:image-count="0" meta:object-count="0" meta:page-count="2" meta:paragraph-count="24" meta:word-count="603" meta:character-count="3910"/>
    <meta:user-defined meta:name="Info 1"/>
    <meta:user-defined meta:name="Info 2"/>
    <meta:user-defined meta:name="Info 3"/>
    <meta:user-defined meta:name="Info 4"/>
  </office:meta>
</office:document-meta>
</file>